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ra começar a implementar o exercício do "Problema dos Filósofos", o ponto de partida mais lógico é a função que representa o comportamento de cada filósofo. Isso porque é nessa função que você definirá a lógica principal de como os filósofos alternam entre pensar, pegar os garfos, comer e devolver os garfos.</text:p>
      <text:h text:style-name="Heading_20_3" text:outline-level="3">Passos para Começar a Implementação</text:h>
      <text:list xml:id="list316679720" text:style-name="L1">
        <text:list-item>
          <text:p text:style-name="P4"><text:span text:style-name="Strong_20_Emphasis">Função do Filósofo</text:span></text:p>
          <text:list>
            <text:list-item>
              <text:p text:style-name="P5"><text:span text:style-name="Strong_20_Emphasis">Nome da Função</text:span>: Um bom nome seria <text:span text:style-name="Source_20_Text">filosofo</text:span> ou algo similar.</text:p>
            </text:list-item>
            <text:list-item>
              <text:p text:style-name="P5"><text:span text:style-name="Strong_20_Emphasis">Parâmetros</text:span>: Essa função geralmente recebe um identificador do filósofo (um número inteiro, por exemplo), que pode ser usado para identificar quais garfos ele precisa pegar.</text:p>
            </text:list-item>
            <text:list-item>
              <text:p text:style-name="P4"><text:span text:style-name="Strong_20_Emphasis">Corpo da Função</text:span>: A função deve conter um loop que alterna entre os estados de "pensando" e "comendo". Dentro do loop, você implementará a lógica para pegar os garfos, comer, soltar os garfos e pensar.</text:p>
            </text:list-item>
          </text:list>
          <text:p text:style-name="P4"><text:span text:style-name="Strong_20_Emphasis">Pseudocódigo:</text:span></text:p>
          <text:p text:style-name="P1">pseudo</text:p>
          <text:p text:style-name="P1">Copiar código</text:p>
          <text:p text:style-name="P2"><text:span text:style-name="Source_20_Text">funcao filosofo(id):</text:span></text:p>
          <text:p text:style-name="P2"><text:span text:style-name="Source_20_Text"><text:s text:c="4"/>enquanto verdade:</text:span></text:p>
          <text:p text:style-name="P2"><text:span text:style-name="Source_20_Text"><text:s text:c="8"/>pensar()</text:span></text:p>
          <text:p text:style-name="P2"><text:span text:style-name="Source_20_Text"><text:s text:c="8"/>pegar_garfos(id)</text:span></text:p>
          <text:p text:style-name="P2"><text:span text:style-name="Source_20_Text"><text:s text:c="8"/>comer()</text:span></text:p>
          <text:p text:style-name="P3"><text:span text:style-name="Source_20_Text"><text:s text:c="8"/>soltar_garfos(id)</text:span></text:p>
        </text:list-item>
        <text:list-item>
          <text:p text:style-name="P4"><text:span text:style-name="Strong_20_Emphasis">Pensar e Comer</text:span></text:p>
          <text:list>
            <text:list-item>
              <text:p text:style-name="P4">Dentro da função do filósofo, você pode implementar as funções <text:span text:style-name="Source_20_Text">pensar()</text:span> e <text:span text:style-name="Source_20_Text">comer()</text:span>. Essas funções podem ser simples chamadas a <text:span text:style-name="Source_20_Text">sleep</text:span> ou algo que simule a passagem de tempo.</text:p>
            </text:list-item>
          </text:list>
          <text:p text:style-name="P4"><text:span text:style-name="Strong_20_Emphasis">Pseudocódigo para pensar e comer:</text:span></text:p>
          <text:p text:style-name="P1">pseudo</text:p>
          <text:p text:style-name="P1">Copiar código</text:p>
          <text:p text:style-name="P2"><text:span text:style-name="Source_20_Text">funcao pensar():</text:span></text:p>
          <text:p text:style-name="P2"><text:span text:style-name="Source_20_Text"><text:s text:c="4"/>esperar_tempo_aleatorio()</text:span></text:p>
          <text:p text:style-name="P2"/>
          <text:p text:style-name="P2"><text:span text:style-name="Source_20_Text">funcao comer():</text:span></text:p>
          <text:p text:style-name="P3"><text:span text:style-name="Source_20_Text"><text:s text:c="4"/>esperar_tempo_aleatorio()</text:span></text:p>
        </text:list-item>
        <text:list-item>
          <text:p text:style-name="P4"><text:span text:style-name="Strong_20_Emphasis">Pegando e Soltando Garfos</text:span></text:p>
          <text:list>
            <text:list-item>
              <text:p text:style-name="P5">A parte mais crítica é como o filósofo pega e solta os garfos. Para isso, você vai precisar de mutexes (um para cada garfo) para evitar condições de corrida.</text:p>
            </text:list-item>
            <text:list-item>
              <text:p text:style-name="P5">A função <text:span text:style-name="Source_20_Text">pegar_garfos(id)</text:span> deve bloquear os mutexes correspondentes aos garfos que o filósofo precisa pegar (normalmente o garfo à esquerda e o à direita).</text:p>
            </text:list-item>
            <text:list-item>
              <text:p text:style-name="P4">A função <text:span text:style-name="Source_20_Text">soltar_garfos(id)</text:span> deve liberar esses mutexes.</text:p>
            </text:list-item>
          </text:list>
          <text:p text:style-name="P4"><text:span text:style-name="Strong_20_Emphasis">Pseudocódigo para pegar e soltar garfos:</text:span></text:p>
          <text:p text:style-name="P1">pseudo</text:p>
          <text:p text:style-name="P1">Copiar código</text:p>
          <text:p text:style-name="P2"><text:soft-page-break/><text:span text:style-name="Source_20_Text">funcao pegar_garfos(id):</text:span></text:p>
          <text:p text:style-name="P2"><text:span text:style-name="Source_20_Text"><text:s text:c="4"/>se id for impar:</text:span></text:p>
          <text:p text:style-name="P2"><text:span text:style-name="Source_20_Text"><text:s text:c="8"/>pegar_mutex(garfo_esquerdo)</text:span></text:p>
          <text:p text:style-name="P2"><text:span text:style-name="Source_20_Text"><text:s text:c="8"/>pegar_mutex(garfo_direito)</text:span></text:p>
          <text:p text:style-name="P2"><text:span text:style-name="Source_20_Text"><text:s text:c="4"/>senao:</text:span></text:p>
          <text:p text:style-name="P2"><text:span text:style-name="Source_20_Text"><text:s text:c="8"/>pegar_mutex(garfo_direito)</text:span></text:p>
          <text:p text:style-name="P2"><text:span text:style-name="Source_20_Text"><text:s text:c="8"/>pegar_mutex(garfo_esquerdo)</text:span></text:p>
          <text:p text:style-name="P2"/>
          <text:p text:style-name="P2"><text:span text:style-name="Source_20_Text">funcao soltar_garfos(id):</text:span></text:p>
          <text:p text:style-name="P2"><text:span text:style-name="Source_20_Text"><text:s text:c="4"/>liberar_mutex(garfo_esquerdo)</text:span></text:p>
          <text:p text:style-name="P3"><text:span text:style-name="Source_20_Text"><text:s text:c="4"/>liberar_mutex(garfo_direito)</text:span></text:p>
        </text:list-item>
        <text:list-item>
          <text:p text:style-name="P4"><text:span text:style-name="Strong_20_Emphasis">Main Function</text:span></text:p>
          <text:list>
            <text:list-item>
              <text:p text:style-name="P4">Após definir a função do filósofo, a função principal (<text:span text:style-name="Source_20_Text">main</text:span>) será responsável por criar os mutexes (um para cada garfo) e as threads (uma para cada filósofo). Você pode iniciar chamando a função <text:span text:style-name="Source_20_Text">filosofo</text:span> para cada thread criada.</text:p>
            </text:list-item>
          </text:list>
          <text:p text:style-name="P4"><text:span text:style-name="Strong_20_Emphasis">Pseudocódigo para a função </text:span><text:span text:style-name="Strong_20_Emphasis"><text:span text:style-name="Source_20_Text">main</text:span></text:span><text:span text:style-name="Strong_20_Emphasis">:</text:span></text:p>
          <text:p text:style-name="P1">pseudo</text:p>
          <text:p text:style-name="P1">Copiar código</text:p>
          <text:p text:style-name="P2"><text:span text:style-name="Source_20_Text">funcao main():</text:span></text:p>
          <text:p text:style-name="P2"><text:span text:style-name="Source_20_Text"><text:s text:c="4"/>inicializar_mutexes()</text:span></text:p>
          <text:p text:style-name="P2"><text:span text:style-name="Source_20_Text"><text:s text:c="4"/>criar_threads_para_filosofos()</text:span></text:p>
          <text:p text:style-name="P2"><text:span text:style-name="Source_20_Text"><text:s text:c="4"/>aguardar_threads_terminarem()</text:span></text:p>
          <text:p text:style-name="P3"><text:span text:style-name="Source_20_Text"><text:s text:c="4"/>destruir_mutexes()</text:span></text:p>
        </text:list-item>
      </text:list>
      <text:h text:style-name="Heading_20_3" text:outline-level="3">Resumo</text:h>
      <text:list xml:id="list2223067479" text:style-name="L2">
        <text:list-item>
          <text:p text:style-name="P7">Comece implementando a <text:span text:style-name="Strong_20_Emphasis">função do filósofo</text:span>, que é o núcleo do comportamento do sistema.</text:p>
        </text:list-item>
        <text:list-item>
          <text:p text:style-name="P7">Defina as funções de suporte para <text:span text:style-name="Strong_20_Emphasis">pensar</text:span>, <text:span text:style-name="Strong_20_Emphasis">comer</text:span>, <text:span text:style-name="Strong_20_Emphasis">pegar garfos</text:span> e <text:span text:style-name="Strong_20_Emphasis">soltar garfos</text:span>.</text:p>
        </text:list-item>
        <text:list-item>
          <text:p text:style-name="P6">Depois, implemente a função <text:span text:style-name="Strong_20_Emphasis">main</text:span> para configurar os mutexes, criar as threads, e iniciar o processo.</text:p>
        </text:list-item>
      </text:list>
      <text:p text:style-name="Text_20_body">Essa abordagem modular facilita o desenvolvimento, pois permite que você teste cada parte separadamente antes de integrá-las todas juntas no final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22:12:04.824888482</meta:creation-date>
    <meta:print-date>2024-08-16T22:12:22.939750916</meta:print-date>
    <dc:date>2024-08-16T22:12:43.925401037</dc:date>
    <meta:editing-duration>PT39S</meta:editing-duration>
    <meta:editing-cycles>1</meta:editing-cycles>
    <meta:document-statistic meta:table-count="0" meta:image-count="0" meta:object-count="0" meta:page-count="2" meta:paragraph-count="56" meta:word-count="411" meta:character-count="2861" meta:non-whitespace-character-count="2413"/>
    <meta:generator>LibreOffice/7.3.7.2$Linux_X86_64 LibreOffice_project/30$Build-2</meta:generator>
  </office:meta>
</office:document-meta>
</file>